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37cm"/>
    </style:style>
    <style:style style:name="co3" style:family="table-column">
      <style:table-column-properties fo:break-before="auto" style:column-width="5.412cm"/>
    </style:style>
    <style:style style:name="co4" style:family="table-column">
      <style:table-column-properties fo:break-before="auto" style:column-width="2.76cm"/>
    </style:style>
    <style:style style:name="co6" style:family="table-column">
      <style:table-column-properties fo:break-before="auto" style:column-width="2.842cm"/>
    </style:style>
    <style:style style:name="co7" style:family="table-column">
      <style:table-column-properties fo:break-before="auto" style:column-width="2.6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row table:style-name="ro1">
          <table:table-cell table:number-columns-repeated="2"/>
          <table:table-cell office:value-type="string">
            <text:p>Material numbers</text:p>
          </table:table-cell>
          <table:table-cell table:number-columns-repeated="7"/>
        </table:table-row>
        <table:table-row table:style-name="ro1">
          <table:table-cell office:value-type="string">
            <text:p>File</text:p>
          </table:table-cell>
          <table:table-cell office:value-type="string">
            <text:p>Properties</text:p>
          </table:table-cell>
          <table:table-cell office:value-type="string">
            <text:p>Inflow</text:p>
          </table:table-cell>
          <table:table-cell office:value-type="string">
            <text:p>Outflow</text:p>
          </table:table-cell>
          <table:table-cell office:value-type="string">
            <text:p>Top</text:p>
          </table:table-cell>
          <table:table-cell office:value-type="string">
            <text:p>Bottom</text:p>
          </table:table-cell>
          <table:table-cell office:value-type="string">
            <text:p>Obstacle</text:p>
          </table:table-cell>
          <table:table-cell table:number-columns-repeated="3"/>
        </table:table-row>
        <table:table-row table:style-name="ro1">
          <table:table-cell office:value-type="string">
            <text:p>channel_2d_uniform.inp</text:p>
          </table:table-cell>
          <table:table-cell office:value-type="string">
            <text:p>2d, without obstacl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>
            <text:p>dfg2d_rect.inp</text:p>
          </table:table-cell>
          <table:table-cell office:value-type="string">
            <text:p>2d, with rectangular obstacle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Front</text:p>
          </table:table-cell>
          <table:table-cell office:value-type="string">
            <text:p>Back</text:p>
          </table:table-cell>
        </table:table-row>
        <table:table-row table:style-name="ro1">
          <table:table-cell office:value-type="string">
            <text:p>dfg_bench3d_cyl.inp</text:p>
          </table:table-cell>
          <table:table-cell office:value-type="string">
            <text:p>3d, with circle obstacl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string">
            <text:p>dfg_bench3d_rect2.inp</text:p>
          </table:table-cell>
          <table:table-cell office:value-type="string">
            <text:p>3d, with rectangular obstacl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6"/>
          <table:table-cell office:value-type="string">
            <text:p>up</text:p>
          </table:table-cell>
          <table:table-cell office:value-type="string">
            <text:p>down</text:p>
          </table:table-cell>
          <table:table-cell table:number-columns-repeated="2"/>
        </table:table-row>
        <table:table-row table:style-name="ro1">
          <table:table-cell office:value-type="string">
            <text:p>channel_bench1.inp</text:p>
          </table:table-cell>
          <table:table-cell office:value-type="string">
            <text:p>3d, with two obstacles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3">03.01.2012</text:date>, <text:time>10:53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men Straub</meta:initial-creator>
    <meta:creation-date>2011-11-25T13:55:24</meta:creation-date>
    <dc:date>2012-01-03T10:53:51</dc:date>
    <dc:creator>Carmen Straub</dc:creator>
    <meta:editing-duration>PT02H48M29S</meta:editing-duration>
    <meta:editing-cycles>12</meta:editing-cycles>
    <meta:generator>OpenOffice.org/3.2$Unix OpenOffice.org_project/320m12$Build-9483</meta:generator>
    <meta:document-statistic meta:table-count="3" meta:cell-count="54" meta:object-count="0"/>
  </office:meta>
</office:document-meta>
</file>